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WebExchangeCheckNotModifiedTests.checkModifie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NotModifiedETagStrongW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ModifiedETagAndNotModifie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WebExchangeCheckNotModifiedTests.checkNotModifiedETagWithSeparator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WebExchangeCheckNotModifiedTests.checkModifiedTimestampWithLength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CheckNotModifiedTests.checkNotModifiedInvalidIfNoneMatch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WebExchangeCheckNotModifiedTests.checkNotModifiedTimestampConditional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CheckNotModifiedTests.checkNotModifiedTimestampConditionalWithSaf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WebExchangeCheckNotModifiedTests.checkNotModifiedETagWeakStr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NotModifiedTimestampWithLength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CheckNotModifiedTests.checkNotModifiedETagAn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WebExchangeCheckNotModifiedTests.checkNotModifiedNon2xx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NotModifiedUnpadd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WebExchangeCheckNotModifiedTests.checkNotModifie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WebExchangeCheckNotModifiedTests.check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NotModifiedTimestampConditionalPutConfl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CheckNotModifiedTests.checkNotModifiedHeaderAlread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WebExchangeCheckNotModifiedTests.checkModifiedUnpadd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NotModifiedMultipleE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erWebExchangeCheckNotModifiedTests.check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WebExchangeCheckNotModifiedTests.checkNotModifiedETagAndModified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erverWebExchangeCheckNotModifiedTests.checkNotModifiedWildcardIs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